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svg:stroke-color="#acb20c" draw:fill-color="#ffffd7" draw:textarea-horizontal-align="justify" draw:textarea-vertical-align="middle" draw:auto-grow-height="false" fo:min-height="1.236cm" fo:min-width="3.03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706e0c" fo:font-style="italic"/>
    </style:style>
    <style:style style:name="P6" style:family="paragraph">
      <loext:graphic-properties draw:fill-color="#ffffd7"/>
      <style:paragraph-properties fo:text-align="center"/>
      <style:text-properties fo:color="#706e0c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44cm" svg:y1="2.615cm" svg:x2="0.381cm" svg:y2="0.698cm">
          <text:p/>
        </draw:line>
        <draw:line draw:style-name="gr2" draw:text-style-name="P1" draw:layer="layout" svg:x1="1.923cm" svg:y1="2.622cm" svg:x2="3.84cm" svg:y2="1.059cm">
          <text:p/>
        </draw:line>
        <draw:custom-shape draw:style-name="gr3" draw:text-style-name="P2" draw:layer="layout" svg:width="0.206cm" svg:height="0.206cm" svg:x="1.828cm" svg:y="2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measurelines" svg:width="0.502cm" svg:height="1.187cm" svg:x="2.432cm" svg:y="3.28cm">
          <draw:text-box>
            <text:p/>
          </draw:text-box>
        </draw:frame>
        <draw:frame draw:style-name="gr5" draw:text-style-name="P4" draw:layer="measurelines" svg:width="0.563cm" svg:height="0.53cm" svg:x="3.054cm" svg:y="1.7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measurelines" svg:width="0.598cm" svg:height="0.53cm" svg:x="0.281cm" svg:y="1.3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measurelines" svg:width="0.517cm" svg:height="0.47cm" svg:x="1.455cm" svg:y="2.70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" draw:text-style-name="P1" draw:layer="layout" svg:x1="5.898cm" svg:y1="2.743cm" svg:x2="4.335cm" svg:y2="0.826cm">
          <text:p/>
        </draw:line>
        <draw:line draw:style-name="gr2" draw:text-style-name="P1" draw:layer="layout" svg:x1="5.877cm" svg:y1="2.75cm" svg:x2="7.794cm" svg:y2="1.187cm">
          <text:p/>
        </draw:line>
        <draw:custom-shape draw:style-name="gr3" draw:text-style-name="P2" draw:layer="layout" svg:width="0.206cm" svg:height="0.206cm" svg:x="5.782cm" svg:y="2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measurelines" svg:width="0.775cm" svg:height="0.492cm" svg:x="5.523cm" svg:y="2.98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6" draw:text-style-name="P6" draw:layer="layout" svg:width="3.535cm" svg:height="1.486cm" svg:x="0.234cm" svg:y="3.786cm">
          <text:p text:style-name="P5">Notation<text:line-break/>exhaustiv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535cm" svg:height="1.486cm" svg:x="4.246cm" svg:y="3.75cm">
          <text:p text:style-name="P5">Notation<text:line-break/>simplifié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36:07.809007031</meta:creation-date>
    <dc:date>2022-01-18T15:49:09.692106471</dc:date>
    <meta:editing-duration>PT6M7S</meta:editing-duration>
    <meta:editing-cycles>3</meta:editing-cycles>
    <meta:generator>LibreOffice/6.4.7.2$Linux_X86_64 LibreOffice_project/40$Build-2</meta:generator>
    <meta:document-statistic meta:object-count="13"/>
  </office:meta>
</office:document-meta>
</file>

<file path=Object 1/content.xml><?xml version="1.0" encoding="utf-8"?>
<math xmlns="http://www.w3.org/1998/Math/MathML" display="block">
  <semantics>
    <mover accent="true">
      <msub>
        <mi>x</mi>
        <mn>1</mn>
      </msub>
      <mo stretchy="false">⃗</mo>
    </mover>
    <annotation encoding="StarMath 5.0">vec x_1</annotation>
  </semantics>
</math>
</file>

<file path=Object 2/content.xml><?xml version="1.0" encoding="utf-8"?>
<math xmlns="http://www.w3.org/1998/Math/MathML" display="block">
  <semantics>
    <mover accent="true">
      <msub>
        <mi>y</mi>
        <mn>1</mn>
      </msub>
      <mo stretchy="false">⃗</mo>
    </mover>
    <annotation encoding="StarMath 5.0">vec y_1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6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r\}</annotation>
  </semantics>
</math>
</file>